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Ladder-Splayed Caves</text:p>
          </table:table-cell>
          <table:table-cell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3" office:value-type="string" calcext:value-type="string">
            <text:p>The Playing Railroad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style-name="Default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/>
          <table:table-cell office:value-type="string" calcext:value-type="string">
            <text:p>Mt. Volcocoa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</text:p>
          </table:table-cell>
          <table:table-cell/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3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</table:table-row>
        <table:table-row table:style-name="ro1"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3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18:58.138167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8-30T15:15:04.211830052</dc:date>
    <meta:editing-duration>PT6H13M43S</meta:editing-duration>
    <meta:editing-cycles>73</meta:editing-cycles>
    <meta:generator>LibreOffice/5.1.6.2$Linux_X86_64 LibreOffice_project/10m0$Build-2</meta:generator>
    <meta:document-statistic meta:table-count="1" meta:cell-count="62" meta:object-count="0"/>
  </office:meta>
</office:document-meta>
</file>